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language="el" fo:country="GR"/>
    </style:style>
    <style:style style:name="T2" style:family="text">
      <style:text-properties fo:font-size="14pt" fo:language="el" fo:country="GR" style:font-size-asian="14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<text:s text:c="2"/>Η εφαρμογή θα εχεί πρόσβαση στην τοποθεσία της συσκευής.</text:span></text:p>
      <text:p text:style-name="P1"><text:span text:style-name="T1"/></text:p>
      <text:p text:style-name="P1"><text:span text:style-name="T1">Ο χρήστης θα μπορεί να βλεπει τις αγγελίες/προσφορές με 2 τρόπους :</text:span></text:p>
      <text:p text:style-name="P1"><text:span text:style-name="T1"/></text:p>
      <text:p text:style-name="P1"><text:span text:style-name="T1">2) <text:s/>ο πρώτος είναι να εμφανίζονται μπροστά του σε μορφή λίστας και αυτος έπειτα να επιλέγει όποια θέλει.</text:span></text:p>
      <text:p text:style-name="P1"><text:span text:style-name="T1"/></text:p>
      <text:p text:style-name="P1"><text:span text:style-name="T1">3) <text:s/>ο δεύτερος ειναι να εμφανίζονται μπροστά του “καρφιτσωμενές” πανω στο χαρτή σε <text:tab/> <text:s/><text:tab/> <text:s text:c="11"/>μια φόρμα.</text:span></text:p>
      <text:p text:style-name="P1"><text:span text:style-name="T1"/></text:p>
      <text:p text:style-name="P1"><text:span text:style-name="T1">4) <text:s/>Ο χρήστης θα μπορεί να εχει πρόσβαση στο προφίλ του απο την καρτέλα του μενού.</text:span></text:p>
      <text:p text:style-name="P1"/>
      <text:p text:style-name="P1"><text:span text:style-name="T1">5) Ύστερα απο την αναζήτηση ο χρήστης έχει την δυνατότητα να ταξινομήσει τις αγγελίες με βάση την αρέσκεια του.</text:span></text:p>
      <text:p text:style-name="P1"><text:span text:style-name="T1"/></text:p>
      <text:p text:style-name="P1"><text:span text:style-name="T2">Υπαρχουν 4 επιλογές ταξινόμησης :</text:span></text:p>
      <text:p text:style-name="P1"><text:span text:style-name="T2"/></text:p>
      <text:p text:style-name="P1"><text:span text:style-name="T2">6) </text:span><text:span text:style-name="T1">Με βάση τις αξιολογήσεις που έχει δεχθεί η αγγελία.</text:span></text:p>
      <text:p text:style-name="P1"><text:span text:style-name="T1"/></text:p>
      <text:p text:style-name="P1"><text:span text:style-name="T1">7) Με αύξουσα τιμή.</text:span></text:p>
      <text:p text:style-name="P1"><text:span text:style-name="T1"/></text:p>
      <text:p text:style-name="P1"><text:span text:style-name="T1">8) Με φθίνουσα τιμή.</text:span></text:p>
      <text:p text:style-name="P1"><text:span text:style-name="T1"/></text:p>
      <text:p text:style-name="P1"><text:span text:style-name="T1">9) Με βάση την ημερομηνία καταχώρησης της αγγελίας.</text:span></text:p>
      <text:p text:style-name="P1"><text:span text:style-name="T1"/></text:p>
      <text:p text:style-name="P1"><text:span text:style-name="T1"/></text:p>
      <text:p text:style-name="P1"><text:span text:style-name="T1">10) Καταχώρηση αγγελίας ως “αγαπημένη” με την αντίστοιχη ενέργεια ενός κουμπιού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Kyrill</meta:initial-creator>
    <meta:creation-date>2017-10-21T17:47:48.80</meta:creation-date>
    <meta:document-statistic meta:table-count="0" meta:image-count="0" meta:object-count="0" meta:page-count="1" meta:paragraph-count="12" meta:word-count="132" meta:character-count="791"/>
    <dc:date>2017-10-21T20:07:15.21</dc:date>
    <dc:creator>George Kyrill</dc:creator>
    <meta:editing-duration>PT3M13S</meta:editing-duration>
    <meta:editing-cycles>1</meta:editing-cycles>
    <meta:generator>OpenOffice/4.1.3$Win32 OpenOffice.org_project/413m1$Build-9783</meta:generator>
  </office:meta>
</office:document-meta>
</file>